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fo:font-weight="bold"/>
    </style:style>
    <style:style style:name="T5" style:family="text">
      <style:text-properties style:font-name="Comic Sans MS" fo:font-size="14pt"/>
    </style:style>
    <style:style style:name="T6" style:family="text">
      <style:text-properties fo:color="#660066" style:font-name="Verdana1"/>
    </style:style>
    <style:style style:name="T7" style:family="text">
      <style:text-properties fo:color="#660066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ystal’s Vegetable Soup</text:span><text:line-break/><text:line-break/>Heat 2T oil in large soup pot. <text:line-break/>Chop up and add:<text:line-break/>1 onion<text:line-break/>1 green pepper<text:line-break/>6 or 7 mushrooms<text:line-break/>1 cup or more celery<text:line-break/><text:line-break/>Cook until veggies are soft. Add in amounts desired:<text:line-break/>Broccoli, chopped<text:line-break/>Carrots, sliced<text:line-break/>Cabbage, chopped<text:line-break/>Other veggies of your choice (great way to use up veggies and clean out fridge )<text:line-break/><text:line-break/>Then add: <text:line-break/>8 cups water<text:line-break/>1 tablespoon salt<text:line-break/>1 can diced tomatoes<text:line-break/><text:line-break/>For seasonings I decide if I want it to have an Italian taste or Mexican taste. For Italian I add spaghetti seasonings. For Mexican I add Rotel tomatoes instead of the regular diced tomatoes and add about 2 teaspoons taco seasonings. <text:line-break/>Bring to boil, cover and simmer for 1 hou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6:47:12.91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21" meta:character-count="666"/>
  </office:meta>
</office:document-meta>
</file>